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08abc7" officeooo:paragraph-rsid="0008abc7"/>
    </style:style>
    <style:style style:name="P2" style:family="paragraph" style:parent-style-name="Standard">
      <style:text-properties officeooo:rsid="0008abc7" officeooo:paragraph-rsid="000a9670"/>
    </style:style>
    <style:style style:name="T1" style:family="text">
      <style:text-properties officeooo:rsid="000a96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q_chn.Mesh=[10,10];<text:tab/><text:tab/><text:tab/>// k-space mesh </text:p>
      <text:p text:style-name="P2">flq_chn.Diff<text:span text:style-name="T1">Val</text:span>=[10^-4]; <text:s text:c="30"/>// small <text:span text:style-name="T1">value of DiffVec</text:span></text:p>
      <text:p text:style-name="P2"><text:span text:style-name="T1">flq_chn.DiffVec=[1,1]; <text:s text:c="33"/>// differential vector <text:s text:c="3"/></text:span></text:p>
      <text:p text:style-name="P1">============= PiLib Variable =============</text:p>
      <text:p text:style-name="P1">flq_chn.gap_ind, @full, [band_ind1, band_ind2, gap_value] </text:p>
      <text:p text:style-name="P1">ORDER= <text:s text:c="3"/>0, SIZE=[ <text:s text:c="3"/>1, <text:s text:c="3"/>3], TYPE=REAL</text:p>
      <text:p text:style-name="P1"/>
      <text:p text:style-name="P1"><text:s text:c="11"/>1 <text:s text:c="10"/>2 <text:s text:c="10"/>3</text:p>
      <text:p text:style-name="P1"/>
      <text:p text:style-name="P1"><text:s text:c="4"/>1.000000 <text:s text:c="3"/>2.000000 <text:s text:c="3"/>4.317732</text:p>
      <text:p text:style-name="P1"/>
      <text:p text:style-name="P1">============= PiLib Variable =============</text:p>
      <text:p text:style-name="P1">flq_chn.ban_Chern, @full, Chern number of each band</text:p>
      <text:p text:style-name="P1">ORDER= <text:s text:c="3"/>0, SIZE=[ <text:s text:c="3"/>2, <text:s text:c="3"/>1], TYPE=REAL</text:p>
      <text:p text:style-name="P1"/>
      <text:p text:style-name="P1"><text:s text:c="11"/>1</text:p>
      <text:p text:style-name="P1"/>
      <text:p text:style-name="P1"><text:s text:c="4"/>1.000000</text:p>
      <text:p text:style-name="P1"><text:s text:c="3"/>-1.000000</text:p>
      <text:p text:style-name="P1"/>
      <text:p text:style-name="P1">============= PiLib Variable =============</text:p>
      <text:p text:style-name="P1">flq_chn.lat_field, @full, lattice field of each band at each k-point</text:p>
      <text:p text:style-name="P1">ORDER= <text:s text:c="2"/>-1, SIZE=[ <text:s text:c="3"/>2, <text:s/>100], TYPE=REA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5in" fo:page-height="5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3:54:23.608000000</meta:creation-date>
    <dc:date>2014-10-04T00:19:59.957000000</dc:date>
    <meta:editing-duration>P0D</meta:editing-duration>
    <meta:editing-cycles>2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7" meta:word-count="75" meta:character-count="739" meta:non-whitespace-character-count="527"/>
  </office:meta>
</office:document-meta>
</file>